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Palatino Linotype', 'Book Antiqua', Palatino,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text-properties fo:font-size="14pt" officeooo:rsid="0016bdc2" officeooo:paragraph-rsid="0016bdc2" style:font-size-asian="12.25pt" style:font-size-complex="14pt"/>
    </style:style>
    <style:style style:name="P3" style:family="paragraph" style:parent-style-name="Standard">
      <style:text-properties fo:font-size="24pt" officeooo:rsid="0016bdc2" style:font-size-asian="21pt" style:font-size-complex="24pt"/>
    </style:style>
    <style:style style:name="P4" style:family="paragraph" style:parent-style-name="Standard">
      <style:text-properties fo:font-size="15pt" officeooo:paragraph-rsid="001a81ca"/>
    </style:style>
    <style:style style:name="P5" style:family="paragraph" style:parent-style-name="Text_20_body">
      <style:paragraph-properties fo:margin-left="0.265cm" fo:margin-right="0.265cm" fo:margin-top="0cm" fo:margin-bottom="0.265cm" style:contextual-spacing="false" style:line-height-at-least="0.635cm" fo:text-align="justify" style:justify-single-word="false" fo:orphans="2" fo:widows="2" fo:text-indent="0cm" style:auto-text-indent="false"/>
      <style:text-properties fo:font-variant="normal" fo:text-transform="none" fo:color="#4c4a4a" loext:opacity="100%" style:font-name="Arial" fo:font-size="10.5pt" fo:letter-spacing="normal" fo:font-style="normal" fo:font-weight="normal"/>
    </style:style>
    <style:style style:name="P6" style:family="paragraph" style:parent-style-name="Text_20_body">
      <style:text-properties fo:font-variant="normal" fo:text-transform="none" fo:color="#4c4a4a" loext:opacity="100%" style:font-name="Arial" fo:font-size="10.5pt" fo:letter-spacing="normal" fo:font-style="normal" fo:font-weight="normal" officeooo:paragraph-rsid="001a81ca"/>
    </style:style>
    <style:style style:name="T1" style:family="text">
      <style:text-properties fo:font-size="24pt" officeooo:rsid="0016bdc2" style:font-size-asian="21pt" style:font-size-complex="24pt"/>
    </style:style>
    <style:style style:name="T2" style:family="text">
      <style:text-properties fo:font-variant="normal" fo:text-transform="none" fo:color="#4c4a4a" loext:opacity="100%" style:font-name="Arial" fo:font-size="10.5pt" fo:letter-spacing="normal" fo:font-style="normal" fo:font-weight="normal"/>
    </style:style>
    <style:style style:name="T3" style:family="text">
      <style:text-properties fo:font-variant="normal" fo:text-transform="none" fo:color="#4c4a4a" loext:opacity="100%" style:font-name="Arial" fo:font-size="10.5pt" fo:letter-spacing="normal" fo:font-style="normal" fo:font-weight="bold"/>
    </style:style>
    <style:style style:name="T4" style:family="text">
      <style:text-properties officeooo:rsid="001a81ca" style:font-size-asian="13.1000003814697pt" style:font-size-complex="15pt"/>
    </style:style>
    <style:style style:name="T5"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Assignment</text:span></text:p>
      <text:p text:style-name="P3"><text:tab/><text:tab/><text:tab/><text:tab/>Madhubani Painting</text:p>
      <text:p text:style-name="P2"/>
      <text:p text:style-name="P4"><text:span text:style-name="T4">Madhubani painting: </text:span><text:span text:style-name="T2">Madhubani painting is one of the many famous Indian art forms. As it is practiced in the Mithila region of Bihar and Nepal, it is called Mithila or Madhubani art.Often characterized by complex geometrical patterns, these paintings are known for representing ritual content for particular occasions, including festivals, religious rituals, etc. Literally, the word Madhubani means "honey forest".</text:span></text:p>
      <text:p text:style-name="P4"><text:span text:style-name="T2"/></text:p>
      <text:p text:style-name="P6"><text:span text:style-name="Strong_20_Emphasis"><text:span text:style-name="T5">History &amp; Evolution</text:span></text:span></text:p>
      <text:p text:style-name="P5">Madhubani paintings originated in the Mithila region of Bihar. The women of the village practiced these paintings on the walls of their respective home. Their paintings often illustrated their thoughts, hopes and dreams. </text:p>
      <text:p text:style-name="P5">Over time, Madhubani paintings became a part of festivities and special events like weddings. Slowly, this art attracted connoisseurs of art as many contemporary Indian artists took the art on global stage. The traditional base of plastered mud wall was soon replaced by handmade </text:p>
      <text:p text:style-name="P6"><text:span text:style-name="Strong_20_Emphasis"><text:span text:style-name="T3"/></text:span></text:p>
      <text:p text:style-name="P5"><text:span text:style-name="Strong_20_Emphasis"><text:span text:style-name="T5">Style &amp; Designs</text:span></text:span></text:p>
      <text:p text:style-name="P5">Madhubani paintings were initially practiced by different sects of people and hence the paintings were categorized into five different styles, such as Tantrik, Kohbar, Bharni, Godna, Katchni. But today, these five different styles have been merged by contemporary artists. The themes used in these paintings often revolve around Hindu deities like Krishna, Rama, Lakshmi, Shiva, Durga and Saraswati. Also, heavenly bodies like the Sun and the Moon often form the centerpiece of Madhubani paintings.</text:p>
      <text:p text:style-name="P5"/>
      <text:p text:style-name="P4"><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Palatino Linotype', 'Book Antiqua', Palatino,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6T20:22:26.804755213</meta:creation-date>
    <meta:editing-duration>PT2M36S</meta:editing-duration>
    <meta:editing-cycles>2</meta:editing-cycles>
    <meta:generator>LibreOffice/7.3.3.2$Linux_X86_64 LibreOffice_project/30$Build-2</meta:generator>
    <dc:date>2022-07-16T20:35:20.064938046</dc:date>
    <meta:document-statistic meta:table-count="0" meta:image-count="0" meta:object-count="0" meta:page-count="1" meta:paragraph-count="8" meta:word-count="220" meta:character-count="1485" meta:non-whitespace-character-count="1262"/>
  </office:meta>
</office:document-meta>
</file>